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Standard">
      <style:paragraph-properties fo:background-color="transparent">
        <style:background-image/>
      </style:paragraph-properties>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Text_20_body">
      <style:text-properties fo:font-style="italic"/>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Heading_20_1" style:master-page-name="First_20_Page">
      <style:paragraph-properties style:page-number="auto"/>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829955462" text:style-name="L1">
        <text:list-item>
          <text:p text:style-name="P20">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0">CAN does not provide any indicator of which node sent a particular frame. Any node can send any frame, and the receiving nodes have no CAN-provided mechanism for identifying the source.</text:p>
        </text:list-item>
        <text:list-item>
          <text:p text:style-name="P20">It's useful to have a way of addressing a frame to a be processed by a specific node, but all CAN nodes receive every frame.</text:p>
        </text:list-item>
        <text:list-item>
          <text:p text:style-name="P2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0">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allows a standard method of addressed communications (item 4). Using a distributed algorithm <text:soft-page-break/>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h text:style-name="Heading_20_2" text:outline-level="2">CAN background</text:h>
      <text:p text:style-name="Standard">Standard header frames are also known as CAN 2.0A frames. Extended header frames are also known as CAN 2.0B frames.</text:p>
      <text:p text:style-name="Standard"><text:span text:style-name="T9">A CAN node can emit an overload frame when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h text:style-name="Heading_20_1" text:outline-level="1"><text:soft-page-break/>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layer of communications could be valuable in other contexts too. The Standard is therefore written so that any Node ID length from 12 bits through 7*12 = 84 bits can be used in a straight-forward manner. </text:p>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straight-forward transfer of frames,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p>
      <text:p text:style-name="Standard">This proper-operation requirement could also have been phrased as “shall ignore ...”, but the current phrasing is thought to be more exact.</text:p>
      <text:p text:style-name="Standard">We don't use RTR frames in the protocol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text:soft-page-break/>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h text:style-name="Heading_20_2" text:outline-level="2">CAN-specific Control Messages and Interactions</text:h>
      <text:h text:style-name="Heading_20_3" text:outline-level="3">Control Message Format</text:h>
      <text:p text:style-name="Standard">RIM, CIM, etc are assigned low numbers to give them higher transmission priority.</text:p>
      <text:p text:style-name="Standard">The coding is done to allow up to 7 separate CIM sequence numbers, for use by protocols with longer node IDs.</text:p>
      <text:h text:style-name="Heading_20_3" text:outline-level="3">Interactions</text:h>
      <text:p text:style-name="Standard">Communications protocols are about more than messages. The protocols must also specify the interactions in which the messages are used.</text:p>
      <text:h text:style-name="Heading_20_4" text:outline-level="4">Reserving a Node ID Alias</text:h>
      <text:p text:style-name="P11">For example, four CIM frames and a RIM:</text:p>
      <text:p text:style-name="P11">0x1<text:span text:style-name="T13">7</text:span><text:span text:style-name="T12">123</text:span><text:span text:style-name="T11">FED</text:span></text:p>
      <text:p text:style-name="P11">0x1<text:span text:style-name="T13">6</text:span><text:span text:style-name="T12">456</text:span><text:span text:style-name="T11">FED</text:span></text:p>
      <text:p text:style-name="P11">0x1<text:span text:style-name="T13">5</text:span><text:span text:style-name="T12">789</text:span><text:span text:style-name="T11">FED</text:span></text:p>
      <text:p text:style-name="P11">0x1<text:span text:style-name="T13">4</text:span><text:span text:style-name="T12">ABC</text:span><text:span text:style-name="T11">FED</text:span></text:p>
      <text:p text:style-name="P11">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The message sequence number MMM is send in descending order, 0x7 to 0x4, to give priority on the CAN segment to messages later in the process. <text:s/>This lets some nodes complete as early as possible. </text:p>
      <text:p text:style-name="Standard">The CIM/RIM algorithm for finding aliases is designed to work without causing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p text:style-name="Standard"><text:soft-page-break/>Having NIDa, Nn and TestN in the message ensure that CAN arbitration will work without error. </text:p>
      <text:p text:style-name="Standard">Keep listening until your CAN hardware says your last CIM message has been sent and the CAN link is idle, plus 500 msec. If you cannot detect that condition, wait 1 second.</text:p>
      <text:list xml:id="list1454775574" text:style-name="L2">
        <text:list-item>
          <text:p text:style-name="P21">If the RIM (??)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1">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text:soft-page-break/>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h text:style-name="Heading_20_4" text:outline-level="4">Transition to Permitted State</text:h>
      <text:p text:style-name="Standard">Note that there is no requirement that this alias be consistent from one run to the next. </text:p>
      <text:h text:style-name="Heading_20_4" text:outline-level="4">Node ID Alias validation</text:h>
      <text:p text:style-name="Standard">This is intended for e.g. late arriving nodes, particularly gateways or diagnostic nodes, so they can get an entire map of a single segment.</text:p>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4" text:outline-level="4">Transition to Inhibited State</text:h>
      <text:p text:style-name="Standard">This is a way to release an alias, while informing everybody that the node is no longer reachable.</text:p>
      <text:p text:style-name="Standard">The alias is only released if this node allows some other node to allocate it via CIM/RIM messages. <text:s/>The current node can still hang on to it if desired.</text:p>
      <text:p text:style-name="Standard">Regular nodes won't need to do this. They stay active until this are go instantly offline due to e.g. power-off.</text:p>
      <text:p text:style-name="Standard">Alias Map Reset - indicates that the local alias in the source address field may no longer be associated with the same NID, and mapping tables should be reset. </text:p>
      <text:p text:style-name="Standard"><text:soft-page-break/>Simple nodes don't need to keep track of the Node ID to alias mapping, because they simply respond to frames they receive that contain an alias. <text:s/>Simple nodes just work with the alias itself. They also don't need to track other nodes state, etc.</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ir current alias and drop back to Inhibited state. They then can, but are not required to, return to Permitted state with a new alias. In the process they will emit a “Alias Map Reset” and “Alias Map Definition” message that will allow any gateway(s) to update their maps.</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wo other criteria that were considered:</text:p>
      <text:list xml:id="list1611364128" text:style-name="L3">
        <text:list-item>
          <text:p text:style-name="P22">The sequence of alias values generated by a node shall depend on the node's node ID in such a way that the sequence differs from the sequence generated by every other node.</text:p>
        </text:list-item>
        <text:list-item>
          <text:p text:style-name="P22"><text:soft-page-break/>Given sufficient iterations, the sequence of alias values generated by a node shall include every valid alias value.</text:p>
        </text:list-item>
      </text:list>
      <text:h text:style-name="Heading_20_2" text:outline-level="2">OpenLCB Message Frame Format</text:h>
      <text:p text:style-name="Standard">Format selected to allow filtering on destination address, see later section on filter use.</text:p>
      <text:p text:style-name="Standard"/>
      <text:h text:style-name="Heading_20_1" text:outline-level="1">Gateways and segment management</text:h>
      <text:p text:style-name="Standard"/>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Eventually OpenLCB may have to discusse use of Overload Frames to throttle for e.g. NVRAM writing, but the hardware may also be doing this.</text:p>
      <text:p text:style-name="Standard">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h text:style-name="Heading_20_1" text:outline-level="1">On the choice of a 12-bit alias length</text:h>
      <text:p text:style-name="P14">(Should this be here? <text:s/>Or elsewhere? In either case, clean it up)</text:p>
      <text:p text:style-name="Standard">How big should the NodeID alias field be on CAN links?</text:p>
      <text:list xml:id="list580239984" text:style-name="L4">
        <text:list-item>
          <text:p text:style-name="P23">Smaller (fewer bits) allows more payload and/or simpler coding of other parts of messages. </text:p>
        </text:list-item>
        <text:list-item>
          <text:p text:style-name="P23">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Using 12-bits for each address leaves 29-(2*12) = 5 bits for these purposes, which seems about right.</text:p>
      <text:h text:style-name="Heading_20_3" text:outline-level="3"><text:soft-page-break/>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Requirements</text:p>
      <text:list xml:id="list669783066" text:style-name="L5">
        <text:list-item>
          <text:p text:style-name="P24">Must not require any user intervention; no user presets required or permitted </text:p>
        </text:list-item>
        <text:list-item>
          <text:p text:style-name="P24">Must be possible to map the assigned alias to a Node Sequence Number and vice-versa.</text:p>
        </text:list-item>
        <text:list-item>
          <text:p text:style-name="P24">It is not required to come up with the same alias every time a node or segment is powered up. </text:p>
        </text:list-item>
        <text:list-item>
          <text:p text:style-name="P24">Must always converge to an alias, regardless of when or in what order nodes come up. </text:p>
        </text:list-item>
        <text:list-item>
          <text:p text:style-name="P24">It is desirable that a node watching the process must be able to monitor how the decision was reached and what the result was. </text:p>
        </text:list-item>
        <text:list-item>
          <text:p text:style-name="P24">It is desirable to detect duplicate (non-unique) NIDs, but 100% reliable detection is not required. </text:p>
        </text:list-item>
      </text:list>
      <text:p text:style-name="Standard"/>
      <text:h text:style-name="Heading_20_2" text:outline-level="2">Recommended alias generation algorithm</text:h>
      <text:p text:style-name="Standard">The 12 bit alias has to be derived from a 48-bit sequence number in a way that keeps as much entropy as possible.</text:p>
      <text:p text:style-name="Standard">PRNG does this; runs through full 48-bit sequence; each node joins at separate point in the sequence, so the 48 bit values are unique. Want to have 12 bit version, so need an algorithm that preserves that to the extent possible.</text:p>
      <text:p text:style-name="Standard"><text:soft-page-break/>Sequentially numbered nodes will have initial seeds that differ only in the low bits of the PRNG output. For shift-register PRNGs, this can present a problem, as all bytes of the result are shifting together.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3" text:note-class="endnote"><text:note-citation>iii</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Load the PRNG from the Node ID:</text:p>
      <text:p text:style-name="P10"><text:s text:c="2"/>lfsr1 = (nid[0] &lt;&lt; 16) | (nid[1] &lt;&lt; 8) | nid[2];</text:p>
      <text:p text:style-name="P19"><text:s text:c="2"/>lfsr2 = (nid[3] &lt;&lt; 16) | (nid[4] &lt;&lt; 8) | nid[5];</text:p>
      <text:p text:style-name="Standard">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8"><text:s text:c="3"/>lfsr2 = lfsr2 &amp; 0xFFFFFF;</text:p>
      <text:p text:style-name="Standard">Form a 12-bit alias from the PRNG state:</text:p>
      <text:p text:style-name="P10"><text:soft-page-break/>uint16_t LinkControl::getAlias() {</text:p>
      <text:p text:style-name="P10"><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4">(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Take some from physical layer doc)</text:p>
      <text:p text:style-name="P15">“A 48-Bit Pseudo-Random Number Generator”, Heidi G. Kuehn, Communications of the ACM, Volume 4, Issue 8 (August 1961), pages 350-352.</text:p>
      <text:p text:style-name="P15">Sections of Etschberger boo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6"><text:s/>1.1 CAN background<text:tab/>2</text:p>
          <text:p text:style-name="P26"><text:s/>1.2 Load-Related Frame Synchronization<text:tab/>2</text:p>
          <text:p text:style-name="P27"><text:s/>2 Annotations to the Standard<text:tab/>3</text:p>
          <text:p text:style-name="P26"><text:s/>2.1 Introduction<text:tab/>3</text:p>
          <text:p text:style-name="P26"><text:soft-page-break/><text:s/>2.2 Intended Use<text:tab/>3</text:p>
          <text:p text:style-name="P26"><text:s/>2.3 References and Context<text:tab/>3</text:p>
          <text:p text:style-name="P26"><text:s/>2.4 Frame Format<text:tab/>3</text:p>
          <text:p text:style-name="P26"><text:s/>2.5 States<text:tab/>4</text:p>
          <text:p text:style-name="P26"><text:s/>2.6 CAN-specific Control Messages and Interactions<text:tab/>4</text:p>
          <text:p text:style-name="P29"><text:s/>2.6.1 Control Message Format<text:tab/>4</text:p>
          <text:p text:style-name="P29"><text:s/>2.6.2 Interactions<text:tab/>4</text:p>
          <text:p text:style-name="P28"><text:s/>2.6.2.1 Reserving a Node ID Alias<text:tab/>4</text:p>
          <text:p text:style-name="P28"><text:s/>2.6.2.2 Transition to Permitted State<text:tab/>6</text:p>
          <text:p text:style-name="P28"><text:s/>2.6.2.3 Node ID Alias validation<text:tab/>6</text:p>
          <text:p text:style-name="P28"><text:s/>2.6.2.4 Transition to Inhibited State<text:tab/>6</text:p>
          <text:p text:style-name="P28"><text:s/>2.6.2.5 Node ID Alias Collision Handling<text:tab/>7</text:p>
          <text:p text:style-name="P29"><text:s/>2.6.3 Node ID Alias Generation<text:tab/>7</text:p>
          <text:p text:style-name="P26"><text:s/>2.7 OpenLCB Message Frame Format<text:tab/>8</text:p>
          <text:p text:style-name="P27"><text:s/>3 Gateways and segment management<text:tab/>8</text:p>
          <text:p text:style-name="P27"><text:s/>4 Throughput and Temporarily Deaf Nodes<text:tab/>8</text:p>
          <text:p text:style-name="P27"><text:s/>5 On the choice of a 12-bit alias length<text:tab/>9</text:p>
          <text:p text:style-name="P26"><text:s/>5.1 Issues<text:tab/>9</text:p>
          <text:p text:style-name="P29"><text:s/>5.1.1 Addressing<text:tab/>9</text:p>
          <text:p text:style-name="P29"><text:s/>5.1.2 Collisions during Allocation<text:tab/>10</text:p>
          <text:p text:style-name="P29"><text:s/>5.1.3 Size<text:tab/>10</text:p>
          <text:p text:style-name="P27"><text:s/>6 Preferred Alias Allocation Method<text:tab/>10</text:p>
          <text:p text:style-name="P26"><text:s/>6.1 Recommended alias generation algorithm<text:tab/>10</text:p>
          <text:p text:style-name="P29"><text:s/>6.1.1 Preferred PRNG<text:tab/>11</text:p>
          <text:p text:style-name="P29"><text:s/>6.1.2 Preferred PRNG to node ID alias mapping<text:tab/>11</text:p>
          <text:p text:style-name="P29"><text:s/>6.1.3 C implementation<text:tab/>11</text:p>
          <text:p text:style-name="P27"><text:s/>7 CAN Controller Filters<text:tab/>12</text:p>
          <text:p text:style-name="P27"><text:s/>8 Additional References<text:tab/>1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116" text:date-value="2010-10-15T03:52:25">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3"><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03:52:25">Oct 15,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3</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116" text:date-value="2010-10-15T03:52:25">10/15/2010</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164</meta:editing-cycles>
    <meta:editing-duration>PT20H57M39S</meta:editing-duration>
    <meta:generator>OpenOffice.org/3.2$Unix OpenOffice.org_project/320m18$Build-9502</meta:generator>
    <dc:date>2010-10-15T03:52:25</dc:date>
    <dc:creator>Bob Jacobsen</dc:creator>
    <meta:keyword>OpenLCB-CANFrame Transfer</meta:keyword>
    <meta:document-statistic meta:table-count="2" meta:image-count="1" meta:object-count="0" meta:page-count="14" meta:paragraph-count="241" meta:word-count="5326" meta:character-count="31612"/>
    <meta:user-defined meta:name="Info 1"/>
    <meta:user-defined meta:name="Info 2"/>
    <meta:user-defined meta:name="Info 3"/>
    <meta:user-defined meta:name="Info 4"/>
  </office:meta>
</office:document-meta>
</file>